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2c5" officeooo:paragraph-rsid="000f92c5"/>
    </style:style>
    <style:style style:name="T1" style:family="text">
      <style:text-properties officeooo:rsid="001031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jango<text:span text:style-name="T1">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0:59:19.883716079</meta:creation-date>
    <dc:date>2024-11-07T10:59:56.384162685</dc:date>
    <meta:editing-duration>PT36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